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3pt" officeooo:paragraph-rsid="0021e4cc" style:font-size-asian="13pt" style:font-size-complex="13pt"/>
    </style:style>
    <style:style style:name="T1" style:family="text">
      <style:text-properties fo:font-weight="normal" officeooo:rsid="0021e4cc" style:font-weight-asian="normal" style:font-weight-complex="normal"/>
    </style:style>
    <style:style style:name="T2" style:family="text">
      <style:text-properties fo:font-style="italic" fo:font-weight="normal" officeooo:rsid="0021e4cc" style:font-style-asian="italic" style:font-weight-asian="normal" style:font-style-complex="italic" style:font-weight-complex="normal"/>
    </style:style>
    <style:style style:name="T3" style:family="text">
      <style:text-properties fo:font-style="normal" officeooo:rsid="0021e4cc" style:font-style-asian="normal" style:font-style-complex="normal"/>
    </style:style>
    <style:style style:name="T4" style:family="text">
      <style:text-properties fo:font-style="normal" fo:font-weight="normal" officeooo:rsid="0021e4cc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2c55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officeooo:rsid="0021e4cc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6">Задача 1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. Установка PyArmor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Выполняем в терминале: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2">pip install pyarmor <text:s/>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2. Обфускация кода <text:s/></text:span></text:span></text:p>
      <text:p text:style-name="P1"><text:span text:style-name="Strong_20_Emphasis"><text:span text:style-name="T4">Выполняем команду для генерации обфусцированного файла: <text:s/>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2">pyarmor gen -O dist auth.py <text:s/>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Это создаст папку </text:span></text:span><text:span text:style-name="Strong_20_Emphasis"><text:span text:style-name="T2">dist</text:span></text:span><text:span text:style-name="Strong_20_Emphasis"><text:span text:style-name="T4"> с обфусцированным </text:span></text:span><text:span text:style-name="Strong_20_Emphasis"><text:span text:style-name="T2">auth.py</text:span></text:span><text:span text:style-name="Strong_20_Emphasis"><text:span text:style-name="T4">. 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3. Проверка результата <text:s/></text:span></text:span></text:p>
      <text:p text:style-name="P1"><text:span text:style-name="Strong_20_Emphasis"><text:span text:style-name="T4">После обфускации в папке dist исходный код будет преобразован в нечитаемый защищённый вид, что усложняет анализ и копирование. Это повышает безопасность кода и затрудняет обратную инженерию. <text:s/></text:span></text:span></text:p>
      <text:p text:style-name="P1"><text:span text:style-name="Strong_20_Emphasis"><text:span text:style-name="T4">PyArmor не предотвращает все виды взлома, но снижает риск простого чтения кода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6">Задача 2: установка + шифрование</text:span></text:span></text:p>
      <text:p text:style-name="P1"><text:span text:style-name="Strong_20_Emphasis"><text:span text:style-name="T4">Защита бинарного файла: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. Запаковка в один исполняемый файл с PyInstaller <text:s/></text:span></text:span></text:p>
      <text:p text:style-name="P1"><text:span text:style-name="Strong_20_Emphasis"><text:span text:style-name="T4">В PyInstaller пишем:</text:span></text:span></text:p>
      <text:p text:style-name="P1"><text:span text:style-name="Strong_20_Emphasis"><text:span text:style-name="T4"><text:s text:c="2"/></text:span></text:span></text:p>
      <text:p text:style-name="P1"><text:span text:style-name="Strong_20_Emphasis"><text:span text:style-name="T2">pip install pyinstaller <text:s/></text:span></text:span></text:p>
      <text:p text:style-name="P1"><text:span text:style-name="Strong_20_Emphasis"><text:span text:style-name="T4"><text:s text:c="2"/></text:span></text:span></text:p>
      <text:p text:style-name="P1"><text:span text:style-name="Strong_20_Emphasis"><text:span text:style-name="T4">Создаём исполняемый файл с ключом шифрования: <text:s/>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2">pyinstaller --onefile --key=MySecretKey auth.py <text:s/></text:span></text:span></text:p>
      <text:p text:style-name="P1"><text:span text:style-name="Strong_20_Emphasis"><text:span text:style-name="T4"><text:s text:c="2"/></text:span></text:span></text:p>
      <text:p text:style-name="P1"><text:span text:style-name="Strong_20_Emphasis"><text:span text:style-name="T4">Это упакует скрипт в один .exe (или аналог для вашей ОС), а ключ (--key) добавит симметричное шифрование байткода, усложняя реверс. <text:s/>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2. Проверка защиты <text:s/></text:span></text:span></text:p>
      <text:p text:style-name="P1"><text:span text:style-name="Strong_20_Emphasis"><text:span text:style-name="T4">Попытаемся извлечь исходный код из .exe с помощью uncompyle6 — из-за шифрования с ключом это будет затруднительно. <text:s/></text:span></text:span></text:p>
      <text:p text:style-name="P1"><text:soft-page-break/><text:span text:style-name="Strong_20_Emphasis"><text:span text:style-name="T4">Ализируем бинарник в Ghidra — скомпилированный машинный код усложняет анализ по сравнению с исходным .py. <text:s/>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3. Усиление защиты через шифрование строк <text:s/></text:span></text:span></text:p>
      <text:p text:style-name="P1"><text:span text:style-name="Strong_20_Emphasis"><text:span text:style-name="T4">В коде храните не открытый пароль, а его зашифрованную версию, например: <text:s/></text:span></text:span></text:p>
      <text:p text:style-name="P1"><text:span text:style-name="Strong_20_Emphasis"><text:span text:style-name="T4">__</text:span></text:span></text:p>
      <text:p text:style-name="P1"><text:span text:style-name="Strong_20_Emphasis"><text:span text:style-name="T2">from cryptography.fernet import Fernet <text:s/>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key = Fernet.generate_key() <text:s/></text:span></text:span></text:p>
      <text:p text:style-name="P1"><text:span text:style-name="Strong_20_Emphasis"><text:span text:style-name="T2">cipher = Fernet(key) <text:s/></text:span></text:span></text:p>
      <text:p text:style-name="P1"><text:span text:style-name="Strong_20_Emphasis"><text:span text:style-name="T2">enc_password = cipher.encrypt(b"Admin@2024") <text:s/>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def check_password(input_pwd): <text:s/></text:span></text:span></text:p>
      <text:p text:style-name="P1"><text:span text:style-name="Strong_20_Emphasis"><text:span text:style-name="T2"><text:s text:c="4"/>real_pwd = cipher.decrypt(enc_password).decode() <text:s/></text:span></text:span></text:p>
      <text:p text:style-name="P1"><text:span text:style-name="Strong_20_Emphasis"><text:span text:style-name="T2"><text:s text:c="4"/>return input_pwd == real_pwd <text:s/></text:span></text:span></text:p>
      <text:p text:style-name="P1"><text:span text:style-name="Strong_20_Emphasis"><text:span text:style-name="T4">__ <text:s/>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Это предотвращает хранение пароля в чистом виде и усложняет его извлечение даже при декомпиляции. Эти методы суммарно значительно усложнят реверс и извлечение пароля из приложения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6">Задача 3: Простая проверка лицензии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Проверка файла лицензии по строкам и описание поведения программы в трёх случаях: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__</text:span></text:span></text:p>
      <text:p text:style-name="P1"><text:span text:style-name="Strong_20_Emphasis"><text:span text:style-name="T2">import os <text:s/></text:span></text:span></text:p>
      <text:p text:style-name="P1"><text:span text:style-name="Strong_20_Emphasis"><text:span text:style-name="T2"># Импортируем модуль os для работы с файловой системой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def check_license(): <text:s/></text:span></text:span></text:p>
      <text:p text:style-name="P1"><text:span text:style-name="Strong_20_Emphasis"><text:span text:style-name="T2"># Определяем функцию для проверки наличия и правильности файла лицензии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5"/>if not os.path.exists("license.key"): <text:s/></text:span></text:span></text:p>
      <text:p text:style-name="P1"><text:span text:style-name="Strong_20_Emphasis"><text:span text:style-name="T2"># Проверяем, существует ли файл с именем "license.key" в текущей папке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9"/>print("Файл лицензии не найден!") <text:s/></text:span></text:span></text:p>
      <text:p text:style-name="P1"><text:span text:style-name="Strong_20_Emphasis"><text:span text:style-name="T2"># Если файла нет, выводим сообщение пользователю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9"/>return False <text:s/></text:span></text:span></text:p>
      <text:p text:style-name="P1"><text:soft-page-break/><text:span text:style-name="Strong_20_Emphasis"><text:span text:style-name="T2"># Возвращаем False — лицензия отсутствует, программа не должна работать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5"/>with open("license.key") as f: <text:s/></text:span></text:span></text:p>
      <text:p text:style-name="P1"><text:span text:style-name="Strong_20_Emphasis"><text:span text:style-name="T2"># Если файл есть, открываем его для чтения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9"/>key = f.read().strip() <text:s/></text:span></text:span></text:p>
      <text:p text:style-name="P1"><text:span text:style-name="Strong_20_Emphasis"><text:span text:style-name="T2"># Считываем содержимое файла и удаляем пробельные символы по краям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9"/>return key == "ABCD-1234-EFGH" <text:s/></text:span></text:span></text:p>
      <text:p text:style-name="P1"><text:span text:style-name="Strong_20_Emphasis"><text:span text:style-name="T2"># Сравниваем считанный ключ с эталонным – если совпадает, функция возвращает True, иначе False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/>def main(): <text:s/></text:span></text:span></text:p>
      <text:p text:style-name="P1"><text:span text:style-name="Strong_20_Emphasis"><text:span text:style-name="T2"># Главная функция программы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5"/>if not check_license(): <text:s/></text:span></text:span></text:p>
      <text:p text:style-name="P1"><text:span text:style-name="Strong_20_Emphasis"><text:span text:style-name="T2"># Вызываем проверку лицензии; если она False, то..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9"/>print("Программа заблокирована!") <text:s/></text:span></text:span></text:p>
      <text:p text:style-name="P1"><text:span text:style-name="Strong_20_Emphasis"><text:span text:style-name="T2"># ... выводим сообщение о блокировке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9"/>return <text:s/></text:span></text:span></text:p>
      <text:p text:style-name="P1"><text:span text:style-name="Strong_20_Emphasis"><text:span text:style-name="T2"># Завершаем работу функции main (и программы)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5"/>print("Программа запущена!") <text:s/></text:span></text:span></text:p>
      <text:p text:style-name="P1"><text:span text:style-name="Strong_20_Emphasis"><text:span text:style-name="T2"># Если лицензия корректна, выводим сообщение о запуске программы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5"/># Основной код <text:s/></text:span></text:span></text:p>
      <text:p text:style-name="P1"><text:span text:style-name="Strong_20_Emphasis"><text:span text:style-name="T2"># Место для основного функционала программы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/>if __name__ == "__main__": <text:s/></text:span></text:span></text:p>
      <text:p text:style-name="P1"><text:span text:style-name="Strong_20_Emphasis"><text:span text:style-name="T2"># Проверка, что скрипт запущен напрямую, а не импортирован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s text:c="5"/>main() <text:s/></text:span></text:span></text:p>
      <text:p text:style-name="P1"><text:span text:style-name="Strong_20_Emphasis"><text:span text:style-name="T2"># Запускаем главную функцию</text:span></text:span></text:p>
      <text:p text:style-name="P1"><text:span text:style-name="Strong_20_Emphasis"><text:span text:style-name="T4">__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5">П</text:span></text:span><text:span text:style-name="Strong_20_Emphasis"><text:span text:style-name="T4">одробный разбор вашего примера проверки файла лицензии по строкам и описание поведения программы в трёх случаях: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---</text:span></text:span></text:p>
      <text:p text:style-name="P1"><text:soft-page-break/><text:span text:style-name="Strong_20_Emphasis"><text:span text:style-name="T4"/></text:span></text:p>
      <text:p text:style-name="P1"><text:span text:style-name="Strong_20_Emphasis"><text:span text:style-name="T4">Комментарий к строкам кода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. import os <text:s/></text:span></text:span></text:p>
      <text:p text:style-name="P1"><text:span text:style-name="Strong_20_Emphasis"><text:span text:style-name="T4"># Импортируем модуль os для работы с файловой системой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3. def check_license(): <text:s/></text:span></text:span></text:p>
      <text:p text:style-name="P1"><text:span text:style-name="Strong_20_Emphasis"><text:span text:style-name="T4"># Определяем функцию для проверки наличия и правильности файла лицензии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4. <text:s text:c="4"/>if not os.path.exists("license.key"): <text:s/></text:span></text:span></text:p>
      <text:p text:style-name="P1"><text:span text:style-name="Strong_20_Emphasis"><text:span text:style-name="T4"># Проверяем, существует ли файл с именем "license.key" в текущей папке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5. <text:s text:c="8"/>print("Файл лицензии не найден!") <text:s/></text:span></text:span></text:p>
      <text:p text:style-name="P1"><text:span text:style-name="Strong_20_Emphasis"><text:span text:style-name="T4"># Если файла нет, выводим сообщение пользователю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6. <text:s text:c="8"/>return False <text:s/></text:span></text:span></text:p>
      <text:p text:style-name="P1"><text:span text:style-name="Strong_20_Emphasis"><text:span text:style-name="T4"># Возвращаем False — лицензия отсутствует, программа не должна работать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8. <text:s text:c="4"/>with open("license.key") as f: <text:s/></text:span></text:span></text:p>
      <text:p text:style-name="P1"><text:span text:style-name="Strong_20_Emphasis"><text:span text:style-name="T4"># Если файл есть, открываем его для чтения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9. <text:s text:c="8"/>key = f.read().strip() <text:s/></text:span></text:span></text:p>
      <text:p text:style-name="P1"><text:span text:style-name="Strong_20_Emphasis"><text:span text:style-name="T4"># Считываем содержимое файла и удаляем пробельные символы по краям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0. <text:s text:c="8"/>return key == "ABCD-1234-EFGH" <text:s/></text:span></text:span></text:p>
      <text:p text:style-name="P1"><text:span text:style-name="Strong_20_Emphasis"><text:span text:style-name="T4"># Сравниваем считанный ключ с эталонным – если совпадает, функция возвращает True, иначе False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2. def main(): <text:s/></text:span></text:span></text:p>
      <text:p text:style-name="P1"><text:span text:style-name="Strong_20_Emphasis"><text:span text:style-name="T4"># Главная функция программы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3. <text:s text:c="4"/>if not check_license(): <text:s/></text:span></text:span></text:p>
      <text:p text:style-name="P1"><text:span text:style-name="Strong_20_Emphasis"><text:span text:style-name="T4"># Вызываем проверку лицензии; если она False, то..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4. <text:s text:c="8"/>print("Программа заблокирована!") <text:s/></text:span></text:span></text:p>
      <text:p text:style-name="P1"><text:span text:style-name="Strong_20_Emphasis"><text:span text:style-name="T4"># ... выводим сообщение о блокировке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5. <text:s text:c="8"/>return <text:s/></text:span></text:span></text:p>
      <text:p text:style-name="P1"><text:span text:style-name="Strong_20_Emphasis"><text:span text:style-name="T4"># Завершаем работу функции main (и программы)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7. <text:s text:c="4"/>print("Программа запущена!") <text:s/></text:span></text:span></text:p>
      <text:p text:style-name="P1"><text:soft-page-break/><text:span text:style-name="Strong_20_Emphasis"><text:span text:style-name="T4"># Если лицензия корректна, выводим сообщение о запуске программы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8. <text:s text:c="4"/># Основной код <text:s/></text:span></text:span></text:p>
      <text:p text:style-name="P1"><text:span text:style-name="Strong_20_Emphasis"><text:span text:style-name="T4"># Место для основного функционала программы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20. if __name__ == "__main__": <text:s/></text:span></text:span></text:p>
      <text:p text:style-name="P1"><text:span text:style-name="Strong_20_Emphasis"><text:span text:style-name="T4"># Проверка, что скрипт запущен напрямую, а не импортирован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21. <text:s text:c="4"/>main() <text:s/></text:span></text:span></text:p>
      <text:p text:style-name="P1"><text:span text:style-name="Strong_20_Emphasis"><text:span text:style-name="T4"># Запускаем главную функцию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5">З</text:span></text:span><text:span text:style-name="Strong_20_Emphasis"><text:span text:style-name="T4">апуск программы </text:span></text:span><text:span text:style-name="Strong_20_Emphasis"><text:span text:style-name="T5">ограничен</text:span></text:span><text:span text:style-name="Strong_20_Emphasis"><text:span text:style-name="T4"> наличием определённого файла с ключом. Однако защита минимальна: файл лицензии легко подделать или изменить. 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6">Задача 4: ответить на вопросы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. Основные цели защиты программного обеспечения от исследования <text:s/></text:span></text:span></text:p>
      <text:p text:style-name="P1"><text:span text:style-name="Strong_20_Emphasis"><text:span text:style-name="T4">- Предотвратить анализ и понимание внутренней структуры и логики программы. <text:s/></text:span></text:span></text:p>
      <text:p text:style-name="P1"><text:span text:style-name="Strong_20_Emphasis"><text:span text:style-name="T4">- Защитить интеллектуальную собственность и уникальные алгоритмы. <text:s/></text:span></text:span></text:p>
      <text:p text:style-name="P1"><text:span text:style-name="Strong_20_Emphasis"><text:span text:style-name="T4">- Не допустить создания несанкционированных копий или взломов. <text:s/></text:span></text:span></text:p>
      <text:p text:style-name="P1"><text:span text:style-name="Strong_20_Emphasis"><text:span text:style-name="T4">- Сохранить конфиденциальность данных и предотвратить обход лицензионных ограничений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2. Почему защита программного обеспечения важна для бизнеса <text:s/></text:span></text:span></text:p>
      <text:p text:style-name="P1"><text:span text:style-name="Strong_20_Emphasis"><text:span text:style-name="T4">- Обеспечивает сохранение конкурентного преимущества благодаря защите уникальных решений. <text:s/></text:span></text:span></text:p>
      <text:p text:style-name="P1"><text:span text:style-name="Strong_20_Emphasis"><text:span text:style-name="T4">- Помогает сохранить доходы за счёт предотвращения пиратства и несанкционированного использования. <text:s/></text:span></text:span></text:p>
      <text:p text:style-name="P1"><text:span text:style-name="Strong_20_Emphasis"><text:span text:style-name="T4">- Снижает риски репутационных потерь из-за возникновения взломанных или вредоносных версий. <text:s/></text:span></text:span></text:p>
      <text:p text:style-name="P1"><text:span text:style-name="Strong_20_Emphasis"><text:span text:style-name="T4">- Защищает права разработчиков и инвесторов, поддерживает устойчивость бизнеса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3. Риски при отсутствии защиты программ <text:s/></text:span></text:span></text:p>
      <text:p text:style-name="P1"><text:span text:style-name="Strong_20_Emphasis"><text:span text:style-name="T4">- Массовое пиратство и потеря доходов. <text:s/></text:span></text:span></text:p>
      <text:p text:style-name="P1"><text:span text:style-name="Strong_20_Emphasis"><text:span text:style-name="T4">- Возможность модификации и внедрения вредоносного кода. <text:s/></text:span></text:span></text:p>
      <text:p text:style-name="P1"><text:span text:style-name="Strong_20_Emphasis"><text:span text:style-name="T4">- Утечка конфиденциальных данных и алгоритмов. <text:s/></text:span></text:span></text:p>
      <text:p text:style-name="P1"><text:span text:style-name="Strong_20_Emphasis"><text:span text:style-name="T4">- Потеря контроля над распространением продукта и ухудшение репутации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4. Реверс-инжиниринг и его угрозы безопасности <text:s/></text:span></text:span></text:p>
      <text:p text:style-name="P1"><text:soft-page-break/><text:span text:style-name="Strong_20_Emphasis"><text:span text:style-name="T4">- Реверс-инжиниринг — процесс анализа программы с целью восстановления исходного кода, структуры или логики работы без доступа к исходникам. <text:s/></text:span></text:span></text:p>
      <text:p text:style-name="P1"><text:span text:style-name="Strong_20_Emphasis"><text:span text:style-name="T4">- Угрожает безопасности тем, что позволяет злоумышленникам обнаруживать уязвимости, обходить защиты, создавать взломанные версии и нарушать авторские права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5. Основные методы реверс-инжиниринга <text:s/></text:span></text:span></text:p>
      <text:p text:style-name="P1"><text:span text:style-name="Strong_20_Emphasis"><text:span text:style-name="T4">- Статический анализ — изучение кода и структуры программы без её запуска (дизассемблирование, декомпиляция). <text:s/></text:span></text:span></text:p>
      <text:p text:style-name="P1"><text:span text:style-name="Strong_20_Emphasis"><text:span text:style-name="T4">- Динамический анализ — наблюдение за поведением программы во время выполнения (отладка, трассировка, мониторинг системных вызовов). <text:s/></text:span></text:span></text:p>
      <text:p text:style-name="P1"><text:span text:style-name="Strong_20_Emphasis"><text:span text:style-name="T4">- Анализ пакетов и сетевого трафика — изучение данных, передаваемых программой. <text:s/></text:span></text:span></text:p>
      <text:p text:style-name="P1"><text:span text:style-name="Strong_20_Emphasis"><text:span text:style-name="T4">- Использование инструментов и фреймворков для декомпиляции и дизассемблирования (IDA Pro, Ghidra и проч.). <text:s/>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6. Уязвимости в недостаточно защищенных программах <text:s/></text:span></text:span></text:p>
      <text:p text:style-name="P1"><text:span text:style-name="Strong_20_Emphasis"><text:span text:style-name="T4">- Ошибки в обработке памяти (переполнение буфера, утечки памяти). <text:s/></text:span></text:span></text:p>
      <text:p text:style-name="P1"><text:span text:style-name="Strong_20_Emphasis"><text:span text:style-name="T4">- Недостатки в проверке входных данных (SQL-инъекции, XSS). <text:s/></text:span></text:span></text:p>
      <text:p text:style-name="P1"><text:span text:style-name="Strong_20_Emphasis"><text:span text:style-name="T4">- Применение слабых или устаревших алгоритмов шифрования. <text:s/></text:span></text:span></text:p>
      <text:p text:style-name="P1"><text:span text:style-name="Strong_20_Emphasis"><text:span text:style-name="T4">- Неправильное управление сессиями и аутентификацией. <text:s/></text:span></text:span></text:p>
      <text:p text:style-name="P1"><text:span text:style-name="Strong_20_Emphasis"><text:span text:style-name="T4">- Возможность обхода лицензирования и защиты от копирования. <text:s/></text:span></text:span></text:p>
      <text:p text:style-name="P1"><text:span text:style-name="Strong_20_Emphasis"><text:span text:style-name="T4">- Уязвимости в криптографических протоколах и хранении ключей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7. Наиболее распространённые методы защиты программного обеспечения <text:s/></text:span></text:span></text:p>
      <text:p text:style-name="P1"><text:span text:style-name="Strong_20_Emphasis"><text:span text:style-name="T4">- Обфускация кода — усложнение структуры и логики программы. <text:s/></text:span></text:span></text:p>
      <text:p text:style-name="P1"><text:span text:style-name="Strong_20_Emphasis"><text:span text:style-name="T4">- Шифрование данных и ключевых секций программы. <text:s/></text:span></text:span></text:p>
      <text:p text:style-name="P1"><text:span text:style-name="Strong_20_Emphasis"><text:span text:style-name="T4">- Аппаратные ключи (dongle) для защиты лицензий. <text:s/></text:span></text:span></text:p>
      <text:p text:style-name="P1"><text:span text:style-name="Strong_20_Emphasis"><text:span text:style-name="T4">- Антиотладка и антиэмуляция — затруднение анализа с помощью отладчиков. <text:s/></text:span></text:span></text:p>
      <text:p text:style-name="P1"><text:span text:style-name="Strong_20_Emphasis"><text:span text:style-name="T4">- Проверка целостности кода и защита от подмены. <text:s/></text:span></text:span></text:p>
      <text:p text:style-name="P1"><text:span text:style-name="Strong_20_Emphasis"><text:span text:style-name="T4">- Использование лицензирования и активации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8. Принцип работы шифрования и основные виды <text:s/></text:span></text:span></text:p>
      <text:p text:style-name="P1"><text:span text:style-name="Strong_20_Emphasis"><text:span text:style-name="T4">- Шифрование — процесс преобразования данных в защищённый формат с помощью алгоритма и ключа, что делает данные нечитаемыми без расшифровки. <text:s/></text:span></text:span></text:p>
      <text:p text:style-name="P1"><text:span text:style-name="Strong_20_Emphasis"><text:span text:style-name="T4">- Основные виды: <text:s/></text:span></text:span></text:p>
      <text:p text:style-name="P1"><text:span text:style-name="Strong_20_Emphasis"><text:span text:style-name="T4"><text:s text:c="2"/>- Симметричное (один ключ для шифрования и расшифровки) — быстрые алгоритмы (AES, DES). <text:s/></text:span></text:span></text:p>
      <text:p text:style-name="P1"><text:span text:style-name="Strong_20_Emphasis"><text:span text:style-name="T4"><text:s text:c="2"/>- Асимметричное (открытый и закрытый ключи) — безопасный обмен ключами (RSA, ECC). <text:s/></text:span></text:span></text:p>
      <text:p text:style-name="P1"><text:span text:style-name="Strong_20_Emphasis"><text:span text:style-name="T4"><text:s text:c="2"/>- Хэширование — одностороннее шифрование для проверки целостности данных.</text:span></text:span></text:p>
      <text:p text:style-name="P1"><text:span text:style-name="Strong_20_Emphasis"><text:span text:style-name="T4"/></text:span></text:p>
      <text:p text:style-name="P1"><text:soft-page-break/><text:span text:style-name="Strong_20_Emphasis"><text:span text:style-name="T4">9. Обфускация кода и её роль в защите <text:s/></text:span></text:span></text:p>
      <text:p text:style-name="P1"><text:span text:style-name="Strong_20_Emphasis"><text:span text:style-name="T4">- Обфускация — техника преобразования исходного кода или байткода в сложный для понимания и анализа вид без изменения функционала. <text:s/></text:span></text:span></text:p>
      <text:p text:style-name="P1"><text:span text:style-name="Strong_20_Emphasis"><text:span text:style-name="T4">- Помогает защитить интеллектуальную собственность, затруднить реверс-инжиниринг и обнаружение уязвимостей. <text:s/></text:span></text:span></text:p>
      <text:p text:style-name="P1"><text:span text:style-name="Strong_20_Emphasis"><text:span text:style-name="T4">- Уменьшает шансы успешного взлома и модификации программы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0. Инструменты для обфускации кода <text:s/></text:span></text:span></text:p>
      <text:p text:style-name="P1"><text:span text:style-name="Strong_20_Emphasis"><text:span text:style-name="T4">- Для языков программирования: <text:s/></text:span></text:span></text:p>
      <text:p text:style-name="P1"><text:span text:style-name="Strong_20_Emphasis"><text:span text:style-name="T4"><text:s text:c="2"/>- Java, Android — ProGuard, DexGuard, Allatori. <text:s/></text:span></text:span></text:p>
      <text:p text:style-name="P1"><text:span text:style-name="Strong_20_Emphasis"><text:span text:style-name="T4"><text:s text:c="2"/>- .NET — Dotfuscator, ConfuserEx. <text:s/></text:span></text:span></text:p>
      <text:p text:style-name="P1"><text:span text:style-name="Strong_20_Emphasis"><text:span text:style-name="T4"><text:s text:c="2"/>- C/C++ — OLLVM, Obfuscator-LLVM. <text:s/></text:span></text:span></text:p>
      <text:p text:style-name="P1"><text:span text:style-name="Strong_20_Emphasis"><text:span text:style-name="T4">- Универсальные инструменты: VMProtect, Themida — работают на уровне бинарников и обеспечивают высокую степень защиты. <text:s/>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1. Использование лицензирования для защиты программного обеспечения <text:s/></text:span></text:span></text:p>
      <text:p text:style-name="P1"><text:span text:style-name="Strong_20_Emphasis"><text:span text:style-name="T4">Лицензирование позволяет ограничить и контролировать использование программного обеспечения. Основные методы: <text:s/></text:span></text:span></text:p>
      <text:p text:style-name="P1"><text:span text:style-name="Strong_20_Emphasis"><text:span text:style-name="T4">- Генерация уникальных лицензионных ключей для каждой копии. <text:s/></text:span></text:span></text:p>
      <text:p text:style-name="P1"><text:span text:style-name="Strong_20_Emphasis"><text:span text:style-name="T4">- Активация продукта через интернет с проверкой легитимности. <text:s/></text:span></text:span></text:p>
      <text:p text:style-name="P1"><text:span text:style-name="Strong_20_Emphasis"><text:span text:style-name="T4">- Связывание лицензии с аппаратным обеспечением (аппаратный ID компьютера). <text:s/></text:span></text:span></text:p>
      <text:p text:style-name="P1"><text:span text:style-name="Strong_20_Emphasis"><text:span text:style-name="T4">- Срок действия лицензий и управление правами доступа (например, пробные версии, подписки). <text:s/></text:span></text:span></text:p>
      <text:p text:style-name="P1"><text:span text:style-name="Strong_20_Emphasis"><text:span text:style-name="T4">Это помогает предотвратить нелегальное копирование и распространение программы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2. Наиболее эффективные типы лицензий для защиты программ <text:s/></text:span></text:span></text:p>
      <text:p text:style-name="P1"><text:span text:style-name="Strong_20_Emphasis"><text:span text:style-name="T4">- Персональные лицензии — привязаны к конкретному пользователю или устройству. <text:s/></text:span></text:span></text:p>
      <text:p text:style-name="P1"><text:span text:style-name="Strong_20_Emphasis"><text:span text:style-name="T4">- Подписочные лицензии — требуют регулярного обновления, что позволяет контролировать использование. <text:s/></text:span></text:span></text:p>
      <text:p text:style-name="P1"><text:span text:style-name="Strong_20_Emphasis"><text:span text:style-name="T4">- Лицензии с аппаратной привязкой (dongle) — сложно подделать, обеспечивают высокий уровень защиты. <text:s/></text:span></text:span></text:p>
      <text:p text:style-name="P1"><text:span text:style-name="Strong_20_Emphasis"><text:span text:style-name="T4">- Облачные лицензии — проверяются через удалённый сервер, усложняя обход защиты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3. Тестирование защитных механизмов программы на уязвимости <text:s/></text:span></text:span></text:p>
      <text:p text:style-name="P1"><text:span text:style-name="Strong_20_Emphasis"><text:span text:style-name="T4">- Анализ исходного кода (статический анализ) для поиска ошибок и обходных путей. <text:s/></text:span></text:span></text:p>
      <text:p text:style-name="P1"><text:span text:style-name="Strong_20_Emphasis"><text:span text:style-name="T4">- Динамическое тестирование с помощью пенетрейшн-тестов (взлома). <text:s/></text:span></text:span></text:p>
      <text:p text:style-name="P1"><text:span text:style-name="Strong_20_Emphasis"><text:span text:style-name="T4">- Использование отладчиков, дизассемблеров и декомпиляторов для проверки устойчивости защиты. <text:s/></text:span></text:span></text:p>
      <text:p text:style-name="P1"><text:span text:style-name="Strong_20_Emphasis"><text:span text:style-name="T4">- Симуляция атак и попытки обхода лицензионных ограничений. <text:s/></text:span></text:span></text:p>
      <text:p text:style-name="P1"><text:soft-page-break/><text:span text:style-name="Strong_20_Emphasis"><text:span text:style-name="T4">- Проведение fuzz-тестирования для выявления неучтённых исключительных ситуаций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4. Важность регулярных аудитов безопасности программ <text:s/></text:span></text:span></text:p>
      <text:p text:style-name="P1"><text:span text:style-name="Strong_20_Emphasis"><text:span text:style-name="T4">- Позволяют своевременно обнаруживать новые уязвимости и ошибки. <text:s/></text:span></text:span></text:p>
      <text:p text:style-name="P1"><text:span text:style-name="Strong_20_Emphasis"><text:span text:style-name="T4">- Обеспечивают соответствие программы современным стандартам безопасности. <text:s/></text:span></text:span></text:p>
      <text:p text:style-name="P1"><text:span text:style-name="Strong_20_Emphasis"><text:span text:style-name="T4">- Снижают риск потери данных и компрометации пользователей. <text:s/></text:span></text:span></text:p>
      <text:p text:style-name="P1"><text:span text:style-name="Strong_20_Emphasis"><text:span text:style-name="T4">- Улучшают стабильность и надежность ПО. <text:s/></text:span></text:span></text:p>
      <text:p text:style-name="P1"><text:span text:style-name="Strong_20_Emphasis"><text:span text:style-name="T4">- Помогают адаптировать защиту под новые угрозы и методы взлома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5. Роль автоматизированного тестирования в оценке защиты программ <text:s/></text:span></text:span></text:p>
      <text:p text:style-name="P1"><text:span text:style-name="Strong_20_Emphasis"><text:span text:style-name="T4">- Позволяет быстро и систематически проверять большое количество сценариев и уязвимостей. <text:s/></text:span></text:span></text:p>
      <text:p text:style-name="P1"><text:span text:style-name="Strong_20_Emphasis"><text:span text:style-name="T4">- Обеспечивает повторяемость тестов и удобство интеграции в процесс разработки. <text:s/></text:span></text:span></text:p>
      <text:p text:style-name="P1"><text:span text:style-name="Strong_20_Emphasis"><text:span text:style-name="T4">- Помогает выявлять проблемы на ранних этапах, снижая затраты на и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справление. <text:s/></text:span></text:span></text:p>
      <text:p text:style-name="P1"><text:span text:style-name="Strong_20_Emphasis"><text:span text:style-name="T4">- Используется для мониторинга активности и анализа поведения защищающих механизмов. <text:s/></text:span></text:span></text:p>
      <text:p text:style-name="P1"><text:span text:style-name="Strong_20_Emphasis"><text:span text:style-name="T4">- Повышает качество и надежность защиты за счёт комплексного и непрерывного контроля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6. Примеры успешных практик защиты программного обеспечения <text:s/></text:span></text:span></text:p>
      <text:p text:style-name="P1"><text:span text:style-name="Strong_20_Emphasis"><text:span text:style-name="T4">- Использование многоуровневой защиты: сочетание лицензирования, шифрования кода, обфускации и аппаратных ключей (dongle). <text:s/></text:span></text:span></text:p>
      <text:p text:style-name="P1"><text:span text:style-name="Strong_20_Emphasis"><text:span text:style-name="T4">- Регулярные обновления безопасности и патчи для устранения уязвимостей. <text:s/></text:span></text:span></text:p>
      <text:p text:style-name="P1"><text:span text:style-name="Strong_20_Emphasis"><text:span text:style-name="T4">- Внедрение системы активации через сервер с проверкой легитимности и отслеживанием использования. <text:s/></text:span></text:span></text:p>
      <text:p text:style-name="P1"><text:span text:style-name="Strong_20_Emphasis"><text:span text:style-name="T4">- Мониторинг и анализ поведения программ для выявления попыток взлома в реальном времени. <text:s/></text:span></text:span></text:p>
      <text:p text:style-name="P1"><text:span text:style-name="Strong_20_Emphasis"><text:span text:style-name="T4">- Применение криптографических протоколов для защиты данных и коммуникаций внутри ПО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7. Адаптация методов защиты под тип программного обеспечения <text:s/></text:span></text:span></text:p>
      <text:p text:style-name="P1"><text:span text:style-name="Strong_20_Emphasis"><text:span text:style-name="T4">- Для корпоративных приложений важна интеграция с системами управления доступом и аудитом. <text:s/></text:span></text:span></text:p>
      <text:p text:style-name="P1"><text:span text:style-name="Strong_20_Emphasis"><text:span text:style-name="T4">- Для мобильных приложений – защита через контроль целостности, шифрование и использование безопасных API. <text:s/></text:span></text:span></text:p>
      <text:p text:style-name="P1"><text:span text:style-name="Strong_20_Emphasis"><text:span text:style-name="T4">- Игровое ПО часто использует серверную валидацию и античит-системы. <text:s/></text:span></text:span></text:p>
      <text:p text:style-name="P1"><text:span text:style-name="Strong_20_Emphasis"><text:span text:style-name="T4">- Встраиваемое ПО требует аппаратной защиты и минимального размера кода. <text:s/></text:span></text:span></text:p>
      <text:p text:style-name="P1"><text:soft-page-break/><text:span text:style-name="Strong_20_Emphasis"><text:span text:style-name="T4">- Облачные сервисы применяют многофакторную аутентификацию и защиту на уровне инфраструктуры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8. Известные случаи взлома, демонстрирующие недостатки защиты <text:s/></text:span></text:span></text:p>
      <text:p text:style-name="P1"><text:span text:style-name="Strong_20_Emphasis"><text:span text:style-name="T4">- Взлом Microsoft Office 2010, где устаревшие механизмы лицензирования были обходными через подделку ключей. <text:s/></text:span></text:span></text:p>
      <text:p text:style-name="P1"><text:span text:style-name="Strong_20_Emphasis"><text:span text:style-name="T4">- Взлом DRM-защиты игр (например, Denuvo), указывающий на ограничения традиционных античит-систем. <text:s/></text:span></text:span></text:p>
      <text:p text:style-name="P1"><text:span text:style-name="Strong_20_Emphasis"><text:span text:style-name="T4">- Утечка исходного кода Apple – демонстрация недостаточного контроля доступа. <text:s/></text:span></text:span></text:p>
      <text:p text:style-name="P1"><text:span text:style-name="Strong_20_Emphasis"><text:span text:style-name="T4">- Атаки на ПО для криптовалютных кошельков, связанные с отсутствием внутренней защиты ключей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19. Роль машинного обучения в улучшении защиты программ <text:s/></text:span></text:span></text:p>
      <text:p text:style-name="P1"><text:span text:style-name="Strong_20_Emphasis"><text:span text:style-name="T4">- Обнаружение аномалий и подозрительного поведения в софтверных системах в реальном времени. <text:s/></text:span></text:span></text:p>
      <text:p text:style-name="P1"><text:span text:style-name="Strong_20_Emphasis"><text:span text:style-name="T4">- Автоматический анализ и классификация новых угроз и эксплойтов. <text:s/></text:span></text:span></text:p>
      <text:p text:style-name="P1"><text:span text:style-name="Strong_20_Emphasis"><text:span text:style-name="T4">- Улучшение систем античит и защиты от ботов через поведенческий анализ. <text:s/></text:span></text:span></text:p>
      <text:p text:style-name="P1"><text:span text:style-name="Strong_20_Emphasis"><text:span text:style-name="T4">- Оптимизация процессов обновления безопасности с предсказанием уязвимостей. <text:s/></text:span></text:span></text:p>
      <text:p text:style-name="P1"><text:span text:style-name="Strong_20_Emphasis"><text:span text:style-name="T4">- Повышение точности при идентификации попыток обхода лицензирования и взлома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20. Юридические аспекты защиты программного обеспечения <text:s/></text:span></text:span></text:p>
      <text:p text:style-name="P1"><text:span text:style-name="Strong_20_Emphasis"><text:span text:style-name="T4">- Авторское право защищает исходный код, документацию и интерфейсы программ. <text:s/></text:span></text:span></text:p>
      <text:p text:style-name="P1"><text:span text:style-name="Strong_20_Emphasis"><text:span text:style-name="T4">- Патенты могут охранять уникальные алгоритмы и методы реализации. <text:s/></text:span></text:span></text:p>
      <text:p text:style-name="P1"><text:span text:style-name="Strong_20_Emphasis"><text:span text:style-name="T4">- Лицензионные соглашения регулируют условия использования и распространения. <text:s/></text:span></text:span></text:p>
      <text:p text:style-name="P1"><text:span text:style-name="Strong_20_Emphasis"><text:span text:style-name="T4">- Законы о защите данных (например, GDPR) влияют на обработку персональной информации в ПО. <text:s/></text:span></text:span></text:p>
      <text:p text:style-name="P1"><text:span text:style-name="Strong_20_Emphasis"><text:span text:style-name="T4">- Антипиратские законы и меры против обхода DRM направлены на предотвращение нелегального копирования и взлома. <text:s/>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21. Новые тренды в защите программного обеспечения <text:s/></text:span></text:span></text:p>
      <text:p text:style-name="P1"><text:span text:style-name="Strong_20_Emphasis"><text:span text:style-name="T4">- Использование искусственного интеллекта для автоматического выявления уязвимостей и угроз. <text:s/></text:span></text:span></text:p>
      <text:p text:style-name="P1"><text:span text:style-name="Strong_20_Emphasis"><text:span text:style-name="T4">- Облачные механизмы защиты с применением контейнеризации и микросервисов. <text:s/></text:span></text:span></text:p>
      <text:p text:style-name="P1"><text:span text:style-name="Strong_20_Emphasis"><text:span text:style-name="T4">- Усиление защиты через аппаратные методы, такие как Trusted Execution Environment (TEE). <text:s/></text:span></text:span></text:p>
      <text:p text:style-name="P1"><text:span text:style-name="Strong_20_Emphasis"><text:span text:style-name="T4">- Интеграция DevSecOps практик для быстрого внедрения безопасности в цикл разработки. <text:s/></text:span></text:span></text:p>
      <text:p text:style-name="P1"><text:span text:style-name="Strong_20_Emphasis"><text:span text:style-name="T4">- Применение блокчейн-технологий для обеспечения целостности и подлинности ПО. <text:s/>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22. Влияние развития технологий на защиту от реверс-инжиниринга <text:s/></text:span></text:span></text:p>
      <text:p text:style-name="P1"><text:soft-page-break/><text:span text:style-name="Strong_20_Emphasis"><text:span text:style-name="T4">- Повышенная обфускация и динамическая защита кода усложняют статический анализ. <text:s/></text:span></text:span></text:p>
      <text:p text:style-name="P1"><text:span text:style-name="Strong_20_Emphasis"><text:span text:style-name="T4">- Использование шифрования и самообновляющегося кода затрудняет изучение ПО. <text:s/></text:span></text:span></text:p>
      <text:p text:style-name="P1"><text:span text:style-name="Strong_20_Emphasis"><text:span text:style-name="T4">- Внедрение защиты на уровне аппаратного обеспечения, например, Secure Enclave. <text:s/></text:span></text:span></text:p>
      <text:p text:style-name="P1"><text:span text:style-name="Strong_20_Emphasis"><text:span text:style-name="T4">- Применение машинного обучения для обнаружения попыток реверса и реакций на них. <text:s/></text:span></text:span></text:p>
      <text:p text:style-name="P1"><text:span text:style-name="Strong_20_Emphasis"><text:span text:style-name="T4">- Развитие средств виртуализации и песочниц для анализа без раскрытия исходного кода. <text:s/>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>23. Уязвимости с развитием IoT и AI в программном обеспечении <text:s/></text:span></text:span></text:p>
      <text:p text:style-name="P1"><text:span text:style-name="Strong_20_Emphasis"><text:span text:style-name="T4">- Недостаточная аутентификация и защита устройств в IoT приводят к опасностям атак в сеть. <text:s/></text:span></text:span></text:p>
      <text:p text:style-name="P1"><text:span text:style-name="Strong_20_Emphasis"><text:span text:style-name="T4">- Уязвимости в обновлениях и протоколах связи создают риски взлома и подмены данных. <text:s/></text:span></text:span></text:p>
      <text:p text:style-name="P1"><text:span text:style-name="Strong_20_Emphasis"><text:span text:style-name="T4">- Алгоритмы AI могут быть подвержены атаке «отравления данных» и манипуляции результатами. <text:s/></text:span></text:span></text:p>
      <text:p text:style-name="P1"><text:span text:style-name="Strong_20_Emphasis"><text:span text:style-name="T4">- Проблемы приватности и утечки данных из-за недостаточного шифрования и контроля доступа. <text:s/></text:span></text:span></text:p>
      <text:p text:style-name="P1"><text:span text:style-name="Strong_20_Emphasis"><text:span text:style-name="T4">- Рост сложности систем затрудняет своевременное обнаружение и устранение уязвимостей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Iosevka Term SS03" fo:font-family="'Iosevka Term SS03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Iosevka Term SS03" style:font-family-complex="'Iosevka Term SS03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9:01:13.878020209</meta:creation-date>
    <dc:date>2025-06-06T11:08:11.361594277</dc:date>
    <meta:editing-duration>PT4H3M3S</meta:editing-duration>
    <meta:editing-cycles>5</meta:editing-cycles>
    <meta:generator>LibreOffice/7.6.4.1$Linux_X86_64 LibreOffice_project/60$Build-1</meta:generator>
    <meta:document-statistic meta:table-count="0" meta:image-count="0" meta:object-count="0" meta:page-count="10" meta:paragraph-count="241" meta:word-count="1878" meta:character-count="14783" meta:non-whitespace-character-count="12597"/>
  </office:meta>
</office:document-meta>
</file>